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lient.setThroughput( JCO . Throughput through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lient.getSystemNumb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ient.setSapGui( int use_sapgu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epository.getFunctionTemplat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CO.removeClientPool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ecord.getStructur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cord.getStructure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CO.setTraceLevel( int lev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ecord.getString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cord.getField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ient.cl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ient.getSt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ient.creat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ient.execute( String name , JCO . ParameterList input , JCO . ParameterList tables , String tid , String que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ecord.getName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unction.getImportParameter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ient.p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lient.get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ient.getTP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ient.getSystem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ient.setAbapDebug( boolean debu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lient.getASHo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ient.execute( String name , JCO . ParameterList input , JCO . ParameterList tables , String tid , String queue , int po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unction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ient.getProperty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ient.execute( JCO . Function function , java . lang . String t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lient.execute( String name , JCO . ParameterList input , JCO . ParameterList out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lient.getProperty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ient.getGro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CO.getClientPool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.isStructu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ble.getNumRow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ient.confirmTID( String t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lient.setTrace( boolean tra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lient.getU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ient.disconn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lient.get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cord.getTabl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ient.execute( String name , JCO . ParameterList input , JCO . ParameterList tables , String t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ecord.getField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ol.setTrace( boolean tra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ecord.getField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ient.getCli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ient.getGWServ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apException.get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ient.isVal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.setValu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lient.execute( String name , JCO . ParameterList input , JCO . ParameterList output , JCO . ParameterList tabl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lient.setProperty( String key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able.appendRo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able.setRow( int po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JCO.getClient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ient.execute( JCO . Function fun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epository.Repository( String s , JCO . Client cli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lient.getMSHo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ient.getSapGu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ient.abort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lient.isAli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unction.getExportParameter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CO.releaseClient( JCO . Client cli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lient.get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ient.getTr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ient.getGWHo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ient.getLangu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ient.execute( JCO . Function function , String tid , String queue , int po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lient.conn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JCO.addClientPool( String SID , int poolsize , Properties properti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unction.getTableParameter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cord.getTable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olManager.getPool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ient.execute( JCO . Function function , String tid , String que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lient.getAbapDebu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